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9.44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7.32895833333333cm"/>
    </style:style>
    <style:style style:name="co9" style:family="table-column">
      <style:table-column-properties fo:break-before="auto" style:column-width="15.0812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5.05354166666667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_before_tva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5.210100000000001" table:style-name="ce1">
            <text:p>25.2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17.64709999999999" table:style-name="ce1">
            <text:p>117.647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CLASIC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CLASIC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4">
          <table:table-cell office:value-type="float" office:value="34" table:style-name="ce1">
            <text:p>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CLASIC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54.6218" table:style-name="ce1">
            <text:p>54.62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8 si 20 de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2.436999999999998" table:style-name="ce1">
            <text:p>92.437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2.436999999999998" table:style-name="ce1">
            <text:p>92.437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2.436999999999998" table:style-name="ce1">
            <text:p>92.437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.210100000000001" table:style-name="ce1">
            <text:p>25.2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67.226900000000001" table:style-name="ce1">
            <text:p>67.226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4.6218" table:style-name="ce1">
            <text:p>54.62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4.6218" table:style-name="ce1">
            <text:p>54.62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.210100000000001" table:style-name="ce1">
            <text:p>25.2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KANDI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REFAB AR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CO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OFTS 21ST 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OOL APARTE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USES RESIDENTIAL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336.1345" table:style-name="ce1">
            <text:p>336.1345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number-rows-repeated="10484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olinear</meta:initial-creator>
    <dc:creator>Colinear</dc:creator>
    <meta:creation-date>2019-09-16T13:50:09Z</meta:creation-date>
    <dc:date>2019-09-16T17:06:37Z</dc:date>
  </office:meta>
</office:document-meta>
</file>